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5.339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42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244in" fo:break-before="auto" style:use-optimal-row-height="fals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table:style-name="ce8" office:value-type="string" calcext:value-type="string">
            <text:p>Toavina 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Aro</text:p>
          </table:table-cell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Aro</text:p>
          </table:table-cell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Toavina</text:p>
          </table:table-cell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Toavina</text:p>
          </table:table-cell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1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345678i90o’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de ses propres encher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17T11:16:55.151978118</dc:date>
    <meta:editing-duration>PT4H52M51S</meta:editing-duration>
    <meta:editing-cycles>41</meta:editing-cycles>
    <meta:generator>LibreOffice/7.3.7.2$Linux_X86_64 LibreOffice_project/30$Build-2</meta:generator>
    <meta:document-statistic meta:table-count="1" meta:cell-count="488" meta:object-count="0"/>
  </office:meta>
</office:document-meta>
</file>